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style:contextual-spacing="true"/>
    </style:style>
    <style:style style:name="T2" style:parent-style-name="Standaardalinea-lettertype" style:family="text">
      <style:text-properties fo:background-color="#00FFFF" style:text-underline-type="single" style:text-underline-style="solid" style:text-underline-width="auto" style:text-underline-mode="continuous"/>
    </style:style>
    <style:style style:name="P3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4" style:parent-style-name="Standaard" style:family="paragraph">
      <style:paragraph-properties style:contextual-spacing="true"/>
    </style:style>
    <style:style style:name="T5" style:parent-style-name="Standaardalinea-lettertype" style:family="text">
      <style:text-properties fo:background-color="#FFFF00" style:text-underline-type="single" style:text-underline-style="solid" style:text-underline-width="auto" style:text-underline-mode="continuous"/>
    </style:style>
    <style:style style:name="P6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7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8" style:parent-style-name="Standaard" style:family="paragraph">
      <style:paragraph-properties style:contextual-spacing="true"/>
    </style:style>
    <style:style style:name="P9" style:parent-style-name="Standaard" style:family="paragraph">
      <style:paragraph-properties style:contextual-spacing="true"/>
    </style:style>
    <style:style style:name="P10" style:parent-style-name="Standaard" style:family="paragraph">
      <style:paragraph-properties style:contextual-spacing="true"/>
    </style:style>
    <style:style style:name="P11" style:parent-style-name="Standaard" style:family="paragraph">
      <style:paragraph-properties style:contextual-spacing="true"/>
    </style:style>
    <style:style style:name="P12" style:parent-style-name="Standaard" style:family="paragraph">
      <style:paragraph-properties style:contextual-spacing="true"/>
    </style:style>
    <style:style style:name="P13" style:parent-style-name="Standaard" style:family="paragraph">
      <style:paragraph-properties style:contextual-spacing="true"/>
    </style:style>
    <style:style style:name="P14" style:parent-style-name="Standaard" style:family="paragraph">
      <style:paragraph-properties style:contextual-spacing="true"/>
    </style:style>
    <style:style style:name="P15" style:parent-style-name="Standaard" style:family="paragraph">
      <style:paragraph-properties style:contextual-spacing="true"/>
    </style:style>
    <style:style style:name="P16" style:parent-style-name="Standaard" style:family="paragraph">
      <style:paragraph-properties style:contextual-spacing="true"/>
    </style:style>
    <style:style style:name="P17" style:parent-style-name="Standaard" style:family="paragraph">
      <style:paragraph-properties style:contextual-spacing="true"/>
    </style:style>
    <style:style style:name="P18" style:parent-style-name="Standaard" style:family="paragraph">
      <style:paragraph-properties style:contextual-spacing="true"/>
    </style:style>
    <style:style style:name="P19" style:parent-style-name="Standaard" style:family="paragraph">
      <style:paragraph-properties style:contextual-spacing="true"/>
    </style:style>
    <style:style style:name="P20" style:parent-style-name="Standaard" style:family="paragraph">
      <style:paragraph-properties style:contextual-spacing="true"/>
    </style:style>
    <style:style style:name="P21" style:parent-style-name="Standaard" style:family="paragraph">
      <style:paragraph-properties style:contextual-spacing="true"/>
    </style:style>
    <style:style style:name="P22" style:parent-style-name="Standaard" style:family="paragraph">
      <style:paragraph-properties style:contextual-spacing="true"/>
    </style:style>
    <style:style style:name="P23" style:parent-style-name="Standaard" style:family="paragraph">
      <style:paragraph-properties style:contextual-spacing="true"/>
    </style:style>
    <style:style style:name="P24" style:parent-style-name="Standaard" style:family="paragraph">
      <style:paragraph-properties style:contextual-spacing="true"/>
    </style:style>
    <style:style style:name="P25" style:parent-style-name="Standaard" style:family="paragraph">
      <style:paragraph-properties style:contextual-spacing="true"/>
    </style:style>
    <style:style style:name="P26" style:parent-style-name="Standaard" style:family="paragraph">
      <style:paragraph-properties style:contextual-spacing="true"/>
    </style:style>
    <style:style style:name="P27" style:parent-style-name="Standaard" style:family="paragraph">
      <style:paragraph-properties style:contextual-spacing="true"/>
    </style:style>
    <style:style style:name="P28" style:parent-style-name="Standaard" style:family="paragraph">
      <style:paragraph-properties style:contextual-spacing="true"/>
    </style:style>
    <style:style style:name="P29" style:parent-style-name="Standaard" style:family="paragraph">
      <style:paragraph-properties style:contextual-spacing="true"/>
    </style:style>
    <style:style style:name="P30" style:parent-style-name="Standaard" style:family="paragraph">
      <style:paragraph-properties style:contextual-spacing="true"/>
    </style:style>
    <style:style style:name="P31" style:parent-style-name="Standaard" style:family="paragraph">
      <style:paragraph-properties style:contextual-spacing="true"/>
    </style:style>
    <style:style style:name="P32" style:parent-style-name="Standaard" style:family="paragraph">
      <style:paragraph-properties style:contextual-spacing="true"/>
    </style:style>
    <style:style style:name="P33" style:parent-style-name="Standaard" style:family="paragraph">
      <style:paragraph-properties style:contextual-spacing="true"/>
    </style:style>
    <style:style style:name="P34" style:parent-style-name="Standaard" style:family="paragraph">
      <style:paragraph-properties style:contextual-spacing="true"/>
    </style:style>
    <style:style style:name="P35" style:parent-style-name="Standaard" style:family="paragraph">
      <style:paragraph-properties style:contextual-spacing="true"/>
    </style:style>
    <style:style style:name="P36" style:parent-style-name="Standaard" style:family="paragraph">
      <style:paragraph-properties style:contextual-spacing="true"/>
    </style:style>
    <style:style style:name="P37" style:parent-style-name="Standaard" style:family="paragraph">
      <style:paragraph-properties style:contextual-spacing="true"/>
    </style:style>
    <style:style style:name="P38" style:parent-style-name="Standaard" style:family="paragraph">
      <style:paragraph-properties style:contextual-spacing="true"/>
    </style:style>
    <style:style style:name="P39" style:parent-style-name="Standaard" style:family="paragraph">
      <style:paragraph-properties style:contextual-spacing="true"/>
    </style:style>
    <style:style style:name="P40" style:parent-style-name="Standaard" style:family="paragraph">
      <style:paragraph-properties style:contextual-spacing="true"/>
    </style:style>
    <style:style style:name="P41" style:parent-style-name="Standaard" style:family="paragraph">
      <style:paragraph-properties style:contextual-spacing="true"/>
    </style:style>
    <style:style style:name="P42" style:parent-style-name="Standaard" style:family="paragraph">
      <style:paragraph-properties style:contextual-spacing="true"/>
    </style:style>
    <style:style style:name="P43" style:parent-style-name="Standaard" style:family="paragraph">
      <style:paragraph-properties style:contextual-spacing="true"/>
    </style:style>
    <style:style style:name="P44" style:parent-style-name="Standaard" style:family="paragraph">
      <style:paragraph-properties style:contextual-spacing="true"/>
    </style:style>
    <style:style style:name="P45" style:parent-style-name="Standaard" style:family="paragraph">
      <style:paragraph-properties style:contextual-spacing="true"/>
    </style:style>
    <style:style style:name="P46" style:parent-style-name="Standaard" style:family="paragraph">
      <style:paragraph-properties style:contextual-spacing="true"/>
    </style:style>
    <style:style style:name="P47" style:parent-style-name="Standaard" style:family="paragraph">
      <style:paragraph-properties style:contextual-spacing="true"/>
    </style:style>
    <style:style style:name="P48" style:parent-style-name="Standaard" style:family="paragraph">
      <style:paragraph-properties style:contextual-spacing="true"/>
    </style:style>
    <style:style style:name="P49" style:parent-style-name="Standaard" style:family="paragraph">
      <style:paragraph-properties style:contextual-spacing="true"/>
    </style:style>
    <style:style style:name="P50" style:parent-style-name="Standaard" style:family="paragraph">
      <style:paragraph-properties style:contextual-spacing="true"/>
    </style:style>
    <style:style style:name="P51" style:parent-style-name="Standaard" style:family="paragraph">
      <style:paragraph-properties style:contextual-spacing="true"/>
    </style:style>
    <style:style style:name="P52" style:parent-style-name="Standaard" style:family="paragraph">
      <style:paragraph-properties style:contextual-spacing="true"/>
    </style:style>
    <style:style style:name="P53" style:parent-style-name="Standaard" style:family="paragraph">
      <style:paragraph-properties style:contextual-spacing="true"/>
    </style:style>
    <style:style style:name="P54" style:parent-style-name="Standaard" style:family="paragraph">
      <style:paragraph-properties style:contextual-spacing="true"/>
    </style:style>
    <style:style style:name="P55" style:parent-style-name="Standaard" style:family="paragraph">
      <style:paragraph-properties style:contextual-spacing="true"/>
    </style:style>
    <style:style style:name="P56" style:parent-style-name="Standaard" style:family="paragraph">
      <style:paragraph-properties style:contextual-spacing="true"/>
    </style:style>
    <style:style style:name="P57" style:parent-style-name="Standaard" style:family="paragraph">
      <style:paragraph-properties style:contextual-spacing="true"/>
    </style:style>
    <style:style style:name="P58" style:parent-style-name="Standaard" style:family="paragraph">
      <style:paragraph-properties style:contextual-spacing="true"/>
    </style:style>
    <style:style style:name="P59" style:parent-style-name="Standaard" style:family="paragraph">
      <style:paragraph-properties style:contextual-spacing="true"/>
    </style:style>
    <style:style style:name="P60" style:parent-style-name="Standaard" style:family="paragraph">
      <style:paragraph-properties style:contextual-spacing="true"/>
    </style:style>
    <style:style style:name="P61" style:parent-style-name="Standaard" style:family="paragraph">
      <style:paragraph-properties style:contextual-spacing="true"/>
    </style:style>
    <style:style style:name="P62" style:parent-style-name="Standaard" style:family="paragraph">
      <style:paragraph-properties style:contextual-spacing="true"/>
    </style:style>
    <style:style style:name="P63" style:parent-style-name="Standaard" style:family="paragraph">
      <style:paragraph-properties style:contextual-spacing="true"/>
    </style:style>
    <style:style style:name="P64" style:parent-style-name="Standaard" style:family="paragraph">
      <style:paragraph-properties style:contextual-spacing="true"/>
    </style:style>
    <style:style style:name="P65" style:parent-style-name="Standaard" style:family="paragraph">
      <style:paragraph-properties style:contextual-spacing="true"/>
    </style:style>
    <style:style style:name="P66" style:parent-style-name="Standaard" style:family="paragraph">
      <style:paragraph-properties style:contextual-spacing="true"/>
    </style:style>
    <style:style style:name="P67" style:parent-style-name="Standaard" style:family="paragraph">
      <style:paragraph-properties style:contextual-spacing="true"/>
    </style:style>
    <style:style style:name="P68" style:parent-style-name="Standaard" style:family="paragraph">
      <style:paragraph-properties style:contextual-spacing="true"/>
    </style:style>
    <style:style style:name="P69" style:parent-style-name="Standaard" style:family="paragraph">
      <style:paragraph-properties style:contextual-spacing="true"/>
    </style:style>
    <style:style style:name="P70" style:parent-style-name="Standaard" style:family="paragraph">
      <style:paragraph-properties style:contextual-spacing="true"/>
    </style:style>
    <style:style style:name="P71" style:parent-style-name="Standaard" style:family="paragraph">
      <style:paragraph-properties style:contextual-spacing="true"/>
    </style:style>
    <style:style style:name="P72" style:parent-style-name="Standaard" style:family="paragraph">
      <style:paragraph-properties style:contextual-spacing="true"/>
    </style:style>
    <style:style style:name="P73" style:parent-style-name="Standaard" style:family="paragraph">
      <style:paragraph-properties style:contextual-spacing="true"/>
    </style:style>
    <style:style style:name="P74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75" style:parent-style-name="Standaard" style:family="paragraph">
      <style:paragraph-properties style:contextual-spacing="true"/>
    </style:style>
    <style:style style:name="T76" style:parent-style-name="Standaardalinea-lettertype" style:family="text">
      <style:text-properties fo:background-color="#FFFF00" style:text-underline-type="single" style:text-underline-style="solid" style:text-underline-width="auto" style:text-underline-mode="continuous"/>
    </style:style>
    <style:style style:name="P77" style:parent-style-name="Standaard" style:family="paragraph">
      <style:paragraph-properties style:contextual-spacing="true"/>
    </style:style>
    <style:style style:name="P78" style:parent-style-name="Standaard" style:family="paragraph">
      <style:paragraph-properties style:contextual-spacing="true"/>
    </style:style>
    <style:style style:name="P79" style:parent-style-name="Standaard" style:family="paragraph">
      <style:paragraph-properties style:contextual-spacing="true"/>
    </style:style>
    <style:style style:name="P80" style:parent-style-name="Standaard" style:family="paragraph">
      <style:paragraph-properties style:contextual-spacing="true"/>
    </style:style>
    <style:style style:name="P81" style:parent-style-name="Standaard" style:family="paragraph">
      <style:paragraph-properties style:contextual-spacing="true"/>
    </style:style>
    <style:style style:name="P82" style:parent-style-name="Standaard" style:family="paragraph">
      <style:paragraph-properties style:contextual-spacing="true"/>
    </style:style>
    <style:style style:name="P83" style:parent-style-name="Standaard" style:family="paragraph">
      <style:paragraph-properties style:contextual-spacing="true"/>
    </style:style>
    <style:style style:name="P84" style:parent-style-name="Standaard" style:family="paragraph">
      <style:paragraph-properties style:contextual-spacing="true"/>
    </style:style>
    <style:style style:name="P85" style:parent-style-name="Standaard" style:family="paragraph">
      <style:paragraph-properties style:contextual-spacing="true"/>
    </style:style>
    <style:style style:name="P86" style:parent-style-name="Standaard" style:family="paragraph">
      <style:paragraph-properties style:contextual-spacing="true"/>
    </style:style>
    <style:style style:name="P87" style:parent-style-name="Standaard" style:family="paragraph">
      <style:paragraph-properties style:contextual-spacing="true"/>
    </style:style>
    <style:style style:name="P88" style:parent-style-name="Standaard" style:family="paragraph">
      <style:paragraph-properties style:contextual-spacing="true"/>
    </style:style>
    <style:style style:name="P89" style:parent-style-name="Standaard" style:family="paragraph">
      <style:paragraph-properties style:contextual-spacing="true"/>
    </style:style>
    <style:style style:name="P90" style:parent-style-name="Standaard" style:family="paragraph">
      <style:paragraph-properties style:contextual-spacing="true"/>
    </style:style>
    <style:style style:name="P91" style:parent-style-name="Standaard" style:family="paragraph">
      <style:paragraph-properties style:contextual-spacing="true"/>
    </style:style>
    <style:style style:name="P92" style:parent-style-name="Standaard" style:family="paragraph">
      <style:paragraph-properties style:contextual-spacing="true"/>
    </style:style>
    <style:style style:name="P93" style:parent-style-name="Standaard" style:family="paragraph">
      <style:paragraph-properties style:contextual-spacing="true"/>
    </style:style>
    <style:style style:name="P94" style:parent-style-name="Standaard" style:family="paragraph">
      <style:paragraph-properties style:contextual-spacing="true"/>
    </style:style>
    <style:style style:name="P95" style:parent-style-name="Standaard" style:family="paragraph">
      <style:paragraph-properties style:contextual-spacing="true"/>
    </style:style>
    <style:style style:name="P96" style:parent-style-name="Standaard" style:family="paragraph">
      <style:paragraph-properties style:contextual-spacing="true"/>
    </style:style>
    <style:style style:name="P97" style:parent-style-name="Standaard" style:family="paragraph">
      <style:paragraph-properties style:contextual-spacing="true"/>
    </style:style>
    <style:style style:name="P98" style:parent-style-name="Standaard" style:family="paragraph">
      <style:paragraph-properties style:contextual-spacing="true"/>
    </style:style>
    <style:style style:name="P99" style:parent-style-name="Standaard" style:family="paragraph">
      <style:paragraph-properties style:contextual-spacing="true"/>
    </style:style>
    <style:style style:name="P100" style:parent-style-name="Standaard" style:family="paragraph">
      <style:paragraph-properties style:contextual-spacing="true"/>
    </style:style>
    <style:style style:name="P101" style:parent-style-name="Standaard" style:family="paragraph">
      <style:paragraph-properties style:contextual-spacing="true"/>
    </style:style>
    <style:style style:name="P102" style:parent-style-name="Standaard" style:family="paragraph">
      <style:paragraph-properties style:contextual-spacing="true"/>
    </style:style>
    <style:style style:name="P103" style:parent-style-name="Standaard" style:family="paragraph">
      <style:paragraph-properties style:contextual-spacing="true"/>
    </style:style>
    <style:style style:name="P104" style:parent-style-name="Standaard" style:family="paragraph">
      <style:paragraph-properties style:contextual-spacing="true"/>
    </style:style>
    <style:style style:name="P105" style:parent-style-name="Standaard" style:family="paragraph">
      <style:paragraph-properties style:contextual-spacing="true"/>
    </style:style>
    <style:style style:name="P106" style:parent-style-name="Standaard" style:family="paragraph">
      <style:paragraph-properties style:contextual-spacing="true"/>
    </style:style>
    <style:style style:name="P107" style:parent-style-name="Standaard" style:family="paragraph">
      <style:paragraph-properties style:contextual-spacing="true"/>
    </style:style>
    <style:style style:name="P108" style:parent-style-name="Standaard" style:family="paragraph">
      <style:paragraph-properties style:contextual-spacing="true"/>
    </style:style>
    <style:style style:name="P109" style:parent-style-name="Standaard" style:family="paragraph">
      <style:paragraph-properties style:contextual-spacing="true"/>
    </style:style>
    <style:style style:name="P110" style:parent-style-name="Standaard" style:family="paragraph">
      <style:paragraph-properties style:contextual-spacing="true"/>
    </style:style>
    <style:style style:name="P111" style:parent-style-name="Standaard" style:family="paragraph">
      <style:paragraph-properties style:contextual-spacing="true"/>
    </style:style>
    <style:style style:name="P112" style:parent-style-name="Standaard" style:family="paragraph">
      <style:paragraph-properties style:contextual-spacing="true"/>
    </style:style>
    <style:style style:name="P113" style:parent-style-name="Standaard" style:family="paragraph">
      <style:paragraph-properties style:contextual-spacing="true"/>
    </style:style>
    <style:style style:name="P114" style:parent-style-name="Standaard" style:family="paragraph">
      <style:paragraph-properties style:contextual-spacing="true"/>
    </style:style>
    <style:style style:name="P115" style:parent-style-name="Standaard" style:family="paragraph">
      <style:paragraph-properties style:contextual-spacing="true"/>
    </style:style>
    <style:style style:name="P116" style:parent-style-name="Standaard" style:family="paragraph">
      <style:paragraph-properties style:contextual-spacing="true"/>
    </style:style>
    <style:style style:name="P117" style:parent-style-name="Standaard" style:family="paragraph">
      <style:paragraph-properties style:contextual-spacing="true"/>
    </style:style>
    <style:style style:name="P118" style:parent-style-name="Standaard" style:family="paragraph">
      <style:paragraph-properties style:contextual-spacing="true"/>
    </style:style>
    <style:style style:name="P119" style:parent-style-name="Standaard" style:family="paragraph">
      <style:paragraph-properties style:contextual-spacing="true"/>
    </style:style>
    <style:style style:name="P120" style:parent-style-name="Standaard" style:family="paragraph">
      <style:paragraph-properties style:contextual-spacing="true"/>
    </style:style>
    <style:style style:name="P121" style:parent-style-name="Standaard" style:family="paragraph">
      <style:paragraph-properties style:contextual-spacing="true"/>
    </style:style>
    <style:style style:name="P122" style:parent-style-name="Standaard" style:family="paragraph">
      <style:paragraph-properties style:contextual-spacing="true"/>
    </style:style>
    <style:style style:name="P123" style:parent-style-name="Standaard" style:family="paragraph">
      <style:paragraph-properties style:contextual-spacing="true"/>
    </style:style>
    <style:style style:name="P124" style:parent-style-name="Standaard" style:family="paragraph">
      <style:paragraph-properties style:contextual-spacing="true"/>
    </style:style>
    <style:style style:name="P125" style:parent-style-name="Standaard" style:family="paragraph">
      <style:paragraph-properties style:contextual-spacing="true"/>
    </style:style>
    <style:style style:name="P126" style:parent-style-name="Standaard" style:family="paragraph">
      <style:paragraph-properties style:contextual-spacing="true"/>
    </style:style>
    <style:style style:name="P127" style:parent-style-name="Standaard" style:family="paragraph">
      <style:paragraph-properties style:contextual-spacing="true"/>
    </style:style>
    <style:style style:name="P128" style:parent-style-name="Standaard" style:family="paragraph">
      <style:paragraph-properties style:contextual-spacing="true"/>
    </style:style>
    <style:style style:name="P129" style:parent-style-name="Standaard" style:family="paragraph">
      <style:paragraph-properties style:contextual-spacing="true"/>
    </style:style>
    <style:style style:name="P130" style:parent-style-name="Standaard" style:family="paragraph">
      <style:paragraph-properties style:contextual-spacing="true"/>
    </style:style>
    <style:style style:name="P131" style:parent-style-name="Standaard" style:family="paragraph">
      <style:paragraph-properties style:contextual-spacing="true"/>
    </style:style>
    <style:style style:name="P132" style:parent-style-name="Standaard" style:family="paragraph">
      <style:paragraph-properties style:contextual-spacing="true"/>
    </style:style>
    <style:style style:name="P133" style:parent-style-name="Standaard" style:family="paragraph">
      <style:paragraph-properties style:contextual-spacing="true"/>
    </style:style>
    <style:style style:name="P134" style:parent-style-name="Standaard" style:family="paragraph">
      <style:paragraph-properties style:contextual-spacing="true"/>
    </style:style>
    <style:style style:name="P135" style:parent-style-name="Standaard" style:family="paragraph">
      <style:paragraph-properties style:contextual-spacing="true"/>
    </style:style>
    <style:style style:name="P136" style:parent-style-name="Standaard" style:family="paragraph">
      <style:paragraph-properties style:contextual-spacing="true"/>
    </style:style>
    <style:style style:name="P137" style:parent-style-name="Standaard" style:family="paragraph">
      <style:paragraph-properties style:contextual-spacing="true"/>
    </style:style>
    <style:style style:name="P138" style:parent-style-name="Standaard" style:family="paragraph">
      <style:paragraph-properties style:contextual-spacing="true"/>
    </style:style>
    <style:style style:name="P139" style:parent-style-name="Standaard" style:family="paragraph">
      <style:paragraph-properties style:contextual-spacing="true"/>
    </style:style>
    <style:style style:name="P140" style:parent-style-name="Standaard" style:family="paragraph">
      <style:paragraph-properties style:contextual-spacing="true"/>
    </style:style>
    <style:style style:name="P141" style:parent-style-name="Standaard" style:family="paragraph">
      <style:paragraph-properties style:contextual-spacing="true"/>
    </style:style>
    <style:style style:name="P142" style:parent-style-name="Standaard" style:family="paragraph">
      <style:paragraph-properties style:contextual-spacing="true"/>
    </style:style>
    <style:style style:name="P143" style:parent-style-name="Standaard" style:family="paragraph">
      <style:paragraph-properties style:contextual-spacing="true"/>
    </style:style>
    <style:style style:name="P144" style:parent-style-name="Standaard" style:family="paragraph">
      <style:paragraph-properties style:contextual-spacing="true"/>
    </style:style>
    <style:style style:name="P145" style:parent-style-name="Standaard" style:family="paragraph">
      <style:paragraph-properties style:contextual-spacing="true"/>
    </style:style>
    <style:style style:name="P146" style:parent-style-name="Standaard" style:family="paragraph">
      <style:paragraph-properties style:contextual-spacing="true"/>
    </style:style>
    <style:style style:name="P147" style:parent-style-name="Standaard" style:family="paragraph">
      <style:paragraph-properties style:contextual-spacing="true"/>
    </style:style>
    <style:style style:name="P148" style:parent-style-name="Standaard" style:family="paragraph">
      <style:paragraph-properties style:contextual-spacing="true"/>
    </style:style>
    <style:style style:name="P149" style:parent-style-name="Standaard" style:family="paragraph">
      <style:paragraph-properties style:contextual-spacing="true"/>
    </style:style>
    <style:style style:name="P150" style:parent-style-name="Standaard" style:family="paragraph">
      <style:paragraph-properties style:contextual-spacing="true"/>
    </style:style>
    <style:style style:name="P151" style:parent-style-name="Standaard" style:family="paragraph">
      <style:paragraph-properties style:contextual-spacing="true"/>
    </style:style>
    <style:style style:name="P152" style:parent-style-name="Standaard" style:family="paragraph">
      <style:paragraph-properties style:contextual-spacing="true"/>
    </style:style>
    <style:style style:name="P153" style:parent-style-name="Standaard" style:family="paragraph">
      <style:paragraph-properties style:contextual-spacing="true"/>
    </style:style>
    <style:style style:name="P154" style:parent-style-name="Standaard" style:family="paragraph">
      <style:paragraph-properties style:contextual-spacing="true"/>
    </style:style>
    <style:style style:name="P155" style:parent-style-name="Standaard" style:family="paragraph">
      <style:paragraph-properties style:contextual-spacing="true"/>
    </style:style>
    <style:style style:name="P156" style:parent-style-name="Standaard" style:family="paragraph">
      <style:paragraph-properties style:contextual-spacing="true"/>
    </style:style>
    <style:style style:name="P157" style:parent-style-name="Standaard" style:family="paragraph">
      <style:paragraph-properties style:contextual-spacing="true"/>
    </style:style>
    <style:style style:name="P158" style:parent-style-name="Standaard" style:family="paragraph">
      <style:paragraph-properties style:contextual-spacing="true"/>
    </style:style>
    <style:style style:name="P159" style:parent-style-name="Standaard" style:family="paragraph">
      <style:paragraph-properties style:contextual-spacing="true"/>
    </style:style>
    <style:style style:name="P160" style:parent-style-name="Standaard" style:family="paragraph">
      <style:paragraph-properties style:contextual-spacing="true"/>
    </style:style>
    <style:style style:name="P161" style:parent-style-name="Standaard" style:family="paragraph">
      <style:paragraph-properties style:contextual-spacing="true"/>
    </style:style>
    <style:style style:name="P162" style:parent-style-name="Standaard" style:family="paragraph">
      <style:paragraph-properties style:contextual-spacing="true"/>
    </style:style>
    <style:style style:name="P163" style:parent-style-name="Standaard" style:family="paragraph">
      <style:paragraph-properties style:contextual-spacing="true"/>
    </style:style>
    <style:style style:name="P164" style:parent-style-name="Standaard" style:family="paragraph">
      <style:paragraph-properties style:contextual-spacing="true"/>
    </style:style>
    <style:style style:name="P165" style:parent-style-name="Standaard" style:family="paragraph">
      <style:paragraph-properties style:contextual-spacing="true"/>
    </style:style>
    <style:style style:name="P166" style:parent-style-name="Standaard" style:family="paragraph">
      <style:paragraph-properties style:contextual-spacing="true"/>
    </style:style>
    <style:style style:name="P167" style:parent-style-name="Standaard" style:family="paragraph">
      <style:paragraph-properties style:contextual-spacing="true"/>
    </style:style>
    <style:style style:name="P168" style:parent-style-name="Standaard" style:family="paragraph">
      <style:paragraph-properties style:contextual-spacing="true"/>
    </style:style>
    <style:style style:name="P169" style:parent-style-name="Standaard" style:family="paragraph">
      <style:paragraph-properties style:contextual-spacing="true"/>
    </style:style>
    <style:style style:name="P170" style:parent-style-name="Standaard" style:family="paragraph">
      <style:paragraph-properties style:contextual-spacing="true"/>
    </style:style>
    <style:style style:name="P171" style:parent-style-name="Standaard" style:family="paragraph">
      <style:paragraph-properties style:contextual-spacing="true"/>
    </style:style>
    <style:style style:name="P172" style:parent-style-name="Standaard" style:family="paragraph">
      <style:paragraph-properties style:contextual-spacing="true"/>
    </style:style>
    <style:style style:name="P173" style:parent-style-name="Standaard" style:family="paragraph">
      <style:paragraph-properties style:contextual-spacing="true"/>
    </style:style>
    <style:style style:name="P174" style:parent-style-name="Standaard" style:family="paragraph">
      <style:paragraph-properties style:contextual-spacing="true"/>
    </style:style>
    <style:style style:name="P175" style:parent-style-name="Standaard" style:family="paragraph">
      <style:paragraph-properties style:contextual-spacing="true"/>
    </style:style>
    <style:style style:name="P176" style:parent-style-name="Standaard" style:family="paragraph">
      <style:paragraph-properties style:contextual-spacing="true"/>
    </style:style>
    <style:style style:name="P177" style:parent-style-name="Standaard" style:family="paragraph">
      <style:paragraph-properties style:contextual-spacing="true"/>
    </style:style>
    <style:style style:name="P178" style:parent-style-name="Standaard" style:family="paragraph">
      <style:paragraph-properties style:contextual-spacing="true"/>
    </style:style>
    <style:style style:name="P179" style:parent-style-name="Standaard" style:family="paragraph">
      <style:paragraph-properties style:contextual-spacing="true"/>
    </style:style>
    <style:style style:name="P180" style:parent-style-name="Standaard" style:family="paragraph">
      <style:paragraph-properties style:contextual-spacing="true"/>
    </style:style>
    <style:style style:name="P181" style:parent-style-name="Standaard" style:family="paragraph">
      <style:paragraph-properties style:contextual-spacing="true"/>
    </style:style>
    <style:style style:name="P182" style:parent-style-name="Standaard" style:family="paragraph">
      <style:paragraph-properties style:contextual-spacing="true"/>
    </style:style>
    <style:style style:name="P183" style:parent-style-name="Standaard" style:family="paragraph">
      <style:paragraph-properties style:contextual-spacing="true"/>
    </style:style>
    <style:style style:name="P184" style:parent-style-name="Standaard" style:family="paragraph">
      <style:paragraph-properties style:contextual-spacing="true"/>
    </style:style>
    <style:style style:name="P185" style:parent-style-name="Standaard" style:family="paragraph">
      <style:paragraph-properties style:contextual-spacing="true"/>
    </style:style>
    <style:style style:name="P186" style:parent-style-name="Standaard" style:family="paragraph">
      <style:paragraph-properties style:contextual-spacing="true"/>
    </style:style>
    <style:style style:name="T187" style:parent-style-name="Standaardalinea-lettertype" style:family="text">
      <style:text-properties fo:background-color="#FFFF00" style:text-underline-type="single" style:text-underline-style="solid" style:text-underline-width="auto" style:text-underline-mode="continuous"/>
    </style:style>
    <style:style style:name="P188" style:parent-style-name="Standaard" style:family="paragraph">
      <style:paragraph-properties style:contextual-spacing="true"/>
      <style:text-properties style:text-underline-type="single" style:text-underline-style="solid" style:text-underline-width="auto" style:text-underline-mode="continuous"/>
    </style:style>
    <style:style style:name="P189" style:parent-style-name="Standaard" style:family="paragraph">
      <style:paragraph-properties style:contextual-spacing="true"/>
    </style:style>
    <style:style style:name="P190" style:parent-style-name="Standaard" style:family="paragraph">
      <style:paragraph-properties style:contextual-spacing="true"/>
    </style:style>
    <style:style style:name="P191" style:parent-style-name="Standaard" style:family="paragraph">
      <style:paragraph-properties style:contextual-spacing="true"/>
    </style:style>
    <style:style style:name="P192" style:parent-style-name="Standaard" style:family="paragraph">
      <style:paragraph-properties style:contextual-spacing="true"/>
    </style:style>
    <style:style style:name="P193" style:parent-style-name="Standaard" style:family="paragraph">
      <style:paragraph-properties style:contextual-spacing="true"/>
    </style:style>
    <style:style style:name="P194" style:parent-style-name="Standaard" style:family="paragraph">
      <style:paragraph-properties style:contextual-spacing="true"/>
    </style:style>
    <style:style style:name="P195" style:parent-style-name="Standaard" style:family="paragraph">
      <style:paragraph-properties style:contextual-spacing="true"/>
    </style:style>
    <style:style style:name="P196" style:parent-style-name="Standaard" style:family="paragraph">
      <style:paragraph-properties style:contextual-spacing="true"/>
    </style:style>
    <style:style style:name="P197" style:parent-style-name="Standaard" style:family="paragraph">
      <style:paragraph-properties style:contextual-spacing="true"/>
    </style:style>
    <style:style style:name="P198" style:parent-style-name="Standaard" style:family="paragraph">
      <style:paragraph-properties style:contextual-spacing="true"/>
    </style:style>
    <style:style style:name="P199" style:parent-style-name="Standaard" style:family="paragraph">
      <style:paragraph-properties style:contextual-spacing="true"/>
    </style:style>
    <style:style style:name="P200" style:parent-style-name="Standaard" style:family="paragraph">
      <style:paragraph-properties style:contextual-spacing="true"/>
    </style:style>
    <style:style style:name="P201" style:parent-style-name="Standaard" style:family="paragraph">
      <style:paragraph-properties style:contextual-spacing="true"/>
    </style:style>
    <style:style style:name="P202" style:parent-style-name="Standaard" style:family="paragraph">
      <style:paragraph-properties style:contextual-spacing="true"/>
    </style:style>
    <style:style style:name="P203" style:parent-style-name="Standaard" style:family="paragraph">
      <style:paragraph-properties style:contextual-spacing="true"/>
    </style:style>
    <style:style style:name="P204" style:parent-style-name="Standaard" style:family="paragraph">
      <style:paragraph-properties style:contextual-spacing="true"/>
    </style:style>
    <style:style style:name="P205" style:parent-style-name="Standaard" style:family="paragraph">
      <style:paragraph-properties style:contextual-spacing="true"/>
    </style:style>
    <style:style style:name="P206" style:parent-style-name="Standaard" style:family="paragraph">
      <style:paragraph-properties style:contextual-spacing="true"/>
    </style:style>
    <style:style style:name="P207" style:parent-style-name="Standaard" style:family="paragraph">
      <style:paragraph-properties style:contextual-spacing="true"/>
    </style:style>
    <style:style style:name="P208" style:parent-style-name="Standaard" style:family="paragraph">
      <style:paragraph-properties style:contextual-spacing="true"/>
    </style:style>
    <style:style style:name="P209" style:parent-style-name="Standaard" style:family="paragraph">
      <style:paragraph-properties style:contextual-spacing="true"/>
    </style:style>
    <style:style style:name="P210" style:parent-style-name="Standaard" style:family="paragraph">
      <style:paragraph-properties style:contextual-spacing="true"/>
    </style:style>
    <style:style style:name="P211" style:parent-style-name="Standaard" style:family="paragraph">
      <style:paragraph-properties style:contextual-spacing="true"/>
    </style:style>
    <style:style style:name="P212" style:parent-style-name="Standaard" style:family="paragraph">
      <style:paragraph-properties style:contextual-spacing="true"/>
    </style:style>
    <style:style style:name="P213" style:parent-style-name="Standaard" style:family="paragraph">
      <style:paragraph-properties style:contextual-spacing="true"/>
    </style:style>
    <style:style style:name="P214" style:parent-style-name="Standaard" style:family="paragraph">
      <style:paragraph-properties style:contextual-spacing="true"/>
    </style:style>
    <style:style style:name="P215" style:parent-style-name="Standaard" style:family="paragraph">
      <style:paragraph-properties style:contextual-spacing="true"/>
    </style:style>
    <style:style style:name="P216" style:parent-style-name="Standaard" style:family="paragraph">
      <style:paragraph-properties style:contextual-spacing="true"/>
    </style:style>
    <style:style style:name="P217" style:parent-style-name="Standaard" style:family="paragraph">
      <style:paragraph-properties style:contextual-spacing="true"/>
    </style:style>
    <style:style style:name="P218" style:parent-style-name="Standaard" style:family="paragraph">
      <style:paragraph-properties style:contextual-spacing="true"/>
    </style:style>
    <style:style style:name="P219" style:parent-style-name="Standaard" style:family="paragraph">
      <style:paragraph-properties style:contextual-spacing="true"/>
    </style:style>
    <style:style style:name="P220" style:parent-style-name="Standaard" style:family="paragraph">
      <style:paragraph-properties style:contextual-spacing="true"/>
    </style:style>
    <style:style style:name="P221" style:parent-style-name="Standaard" style:family="paragraph">
      <style:paragraph-properties style:contextual-spacing="true"/>
    </style:style>
    <style:style style:name="P222" style:parent-style-name="Standaard" style:family="paragraph">
      <style:paragraph-properties style:contextual-spacing="true"/>
    </style:style>
    <style:style style:name="P223" style:parent-style-name="Standaard" style:family="paragraph">
      <style:paragraph-properties style:contextual-spacing="true"/>
    </style:style>
  </office:automatic-styles>
  <office:body>
    <office:text text:use-soft-page-breaks="true">
      <text:p text:style-name="P1"><text:span text:style-name="T2">Les_15_huiswerk</text:span></text:p>
      <text:p text:style-name="P3"/>
      <text:p text:style-name="P4"><text:span text:style-name="T5">index.html</text:span></text:p>
      <text:p text:style-name="P6"/>
      <text:p text:style-name="P7"/>
      <text:p text:style-name="P8">&lt;!DOCTYPE html&gt;</text:p>
      <text:p text:style-name="P9">&lt;html&gt;</text:p>
      <text:p text:style-name="P10">&lt;head&gt;</text:p>
      <text:p text:style-name="P11"><text:s text:c="2"/>&lt;meta charset="8-utf" name="author"</text:p>
      <text:p text:style-name="P12"><text:s/>content="Pascal Jansen"&gt;</text:p>
      <text:p text:style-name="P13"><text:s text:c="2"/>&lt;title&gt;index&lt;/title&gt;</text:p>
      <text:p text:style-name="P14"><text:s text:c="2"/>&lt;style type="text/css"&gt;</text:p>
      <text:p text:style-name="P15">body{</text:p>
      <text:p text:style-name="P16">background-color: aqua;</text:p>
      <text:p text:style-name="P17">}</text:p>
      <text:p text:style-name="P18">ul {align="center"</text:p>
      <text:p text:style-name="P19">}</text:p>
      <text:p text:style-name="P20">a{</text:p>
      <text:p text:style-name="P21">color: rgb(247, 240, 240);</text:p>
      <text:p text:style-name="P22">text-decoration: none;</text:p>
      <text:p text:style-name="P23">}</text:p>
      <text:p text:style-name="P24">li{</text:p>
      <text:p text:style-name="P25">display: inline-block;</text:p>
      <text:p text:style-name="P26">height: 22px;</text:p>
      <text:p text:style-name="P27">width: 100px;</text:p>
      <text:p text:style-name="P28">padding: 12px;</text:p>
      <text:p text:style-name="P29">text-align: center;</text:p>
      <text:p text:style-name="P30">color: rgb(224, 44, 44);</text:p>
      <text:p text:style-name="P31">border-left: 2px solid green;</text:p>
      <text:p text:style-name="P32">border-right: 1px solid green;</text:p>
      <text:p text:style-name="P33">background-color: olive;</text:p>
      <text:p text:style-name="P34">}</text:p>
      <text:p text:style-name="P35">li:hover{</text:p>
      <text:p text:style-name="P36">background-color: lightgreen;</text:p>
      <text:p text:style-name="P37">border-style: none;</text:p>
      <text:p text:style-name="P38">}</text:p>
      <text:p text:style-name="P39">h1{</text:p>
      <text:p text:style-name="P40">margin-left: 200px;</text:p>
      <text:p text:style-name="P41">}</text:p>
      <text:p text:style-name="P42">div{padding: 5px 5px 5px 5px;</text:p>
      <text:p text:style-name="P43">}</text:p>
      <text:p text:style-name="P44"><text:s text:c="2"/>&lt;/style&gt;</text:p>
      <text:p text:style-name="P45">&lt;/head&gt;</text:p>
      <text:p text:style-name="P46">&lt;body&gt;</text:p>
      <text:p text:style-name="P47">&lt;div style="text-align: center;"&gt;&lt;header</text:p>
      <text:p text:style-name="P48"><text:s/>style="text-align: center;"&gt;Informatie&lt;/header&gt;</text:p>
      <text:p text:style-name="P49">&lt;/div&gt;</text:p>
      <text:p text:style-name="P50">&lt;ul style="text-align: center;"&gt;</text:p>
      <text:soft-page-break/>
      <text:p text:style-name="P51"><text:s text:c="2"/>&lt;li&gt;&lt;a href="contact.html"&gt;contact&lt;/a&gt;&lt;/li&gt;</text:p>
      <text:p text:style-name="P52"><text:s text:c="2"/>&lt;li&gt;&lt;a href="mijn_cv.html"&gt;mijn cv&lt;/a&gt;&lt;/li&gt;</text:p>
      <text:p text:style-name="P53">&lt;/ul&gt;</text:p>
      <text:p text:style-name="P54">&lt;div style="text-align: center;"&gt;&lt;br&gt;</text:p>
      <text:p text:style-name="P55">&lt;br&gt;</text:p>
      <text:p text:style-name="P56">&lt;br&gt;</text:p>
      <text:p text:style-name="P57">&lt;img style="width: 125px; height: 150px;" alt="P. Jansen"</text:p>
      <text:p text:style-name="P58"><text:s/>src="recente%20pasfoto.jpg" align="top"&gt;&lt;br&gt;</text:p>
      <text:p text:style-name="P59">&lt;br&gt;</text:p>
      <text:p text:style-name="P60">&lt;br&gt;</text:p>
      <text:p text:style-name="P61">&lt;/div&gt;</text:p>
      <text:p text:style-name="P62">&lt;p style="text-align: center;"&gt;Op deze pagina kunt u</text:p>
      <text:p text:style-name="P63">informatie vinden betreffende mijn opleidingen en werkervaring. Deze</text:p>
      <text:p text:style-name="P64">info is bijgewerkt tot de meest actuele gegevens.&lt;br&gt;</text:p>
      <text:p text:style-name="P65">Klik op de knoppen boven in beeld voor een overzicht en om contact op</text:p>
      <text:p text:style-name="P66">te nemen.&lt;br&gt;</text:p>
      <text:p text:style-name="P67">&lt;br&gt;</text:p>
      <text:p text:style-name="P68">&lt;/p&gt;</text:p>
      <text:p text:style-name="P69">&lt;div style="text-align: center;"&gt;&lt;footer</text:p>
      <text:p text:style-name="P70"><text:s/>style="text-align: center;"&gt; Â© Pascal Jansen 2022&lt;/footer&gt;</text:p>
      <text:p text:style-name="P71">&lt;/div&gt;</text:p>
      <text:p text:style-name="P72">&lt;/body&gt;</text:p>
      <text:p text:style-name="P73">&lt;/html&gt;</text:p>
      <text:p text:style-name="P74"/>
      <text:p text:style-name="P75"><text:span text:style-name="T76">mijncv.html</text:span></text:p>
      <text:p text:style-name="P77">&lt;!DOCTYPE html&gt;</text:p>
      <text:p text:style-name="P78">&lt;html&gt;</text:p>
      <text:p text:style-name="P79">&lt;head&gt;</text:p>
      <text:p text:style-name="P80"><text:s text:c="2"/>&lt;meta charset="8-utf" name="author"</text:p>
      <text:p text:style-name="P81"><text:s/>content="Pascal Jansen"&gt;</text:p>
      <text:p text:style-name="P82"><text:s text:c="2"/>&lt;title&gt;mijn c.v.&lt;/title&gt;</text:p>
      <text:p text:style-name="P83"><text:s text:c="2"/>&lt;style type="text/css"&gt;</text:p>
      <text:p text:style-name="P84">body{</text:p>
      <text:p text:style-name="P85">background-color: aqua;}</text:p>
      <text:p text:style-name="P86">div{</text:p>
      <text:p text:style-name="P87">padding: 20px;</text:p>
      <text:p text:style-name="P88">margin: 100px;</text:p>
      <text:p text:style-name="P89">}</text:p>
      <text:p text:style-name="P90"><text:s text:c="2"/>&lt;/style&gt;</text:p>
      <text:p text:style-name="P91">&lt;/head&gt;</text:p>
      <text:p text:style-name="P92">&lt;body&gt;</text:p>
      <text:p text:style-name="P93">&lt;div</text:p>
      <text:p text:style-name="P94"><text:s/>style="text-align: center; margin-top: 75px; margin-bottom: 125px;"&gt;</text:p>
      <text:p text:style-name="P95">&lt;header</text:p>
      <text:p text:style-name="P96"><text:s/>style="text-align: center; background-color: yellow; margin-left: 400px; margin-right: 400px;"&gt;Mijn</text:p>
      <text:p text:style-name="P97">opleidingen en werkervaring&lt;/header&gt;</text:p>
      <text:p text:style-name="P98">&lt;/div&gt;</text:p>
      <text:p text:style-name="P99">&lt;table</text:p>
      <text:soft-page-break/>
      <text:p text:style-name="P100"><text:s/>style="text-align: left; margin-left: auto; margin-right: auto;"</text:p>
      <text:p text:style-name="P101"><text:s/>border="5" bordercolor="green"&gt;</text:p>
      <text:p text:style-name="P102"><text:s text:c="2"/>&lt;tbody align="center"&gt;</text:p>
      <text:p text:style-name="P103"><text:s text:c="4"/>&lt;tr align="center"&gt;</text:p>
      <text:p text:style-name="P104"><text:s text:c="6"/>&lt;td colspan="3"&gt;Opleiding&lt;/td&gt;</text:p>
      <text:p text:style-name="P105"><text:s text:c="4"/>&lt;/tr&gt;</text:p>
      <text:p text:style-name="P106"><text:s text:c="4"/>&lt;tr align="center"&gt;</text:p>
      <text:p text:style-name="P107"><text:s text:c="6"/>&lt;td&gt;Biologische School te Roermond&lt;/td&gt;</text:p>
      <text:p text:style-name="P108"><text:s text:c="6"/>&lt;td&gt;van 1979 tot 1983&lt;/td&gt;</text:p>
      <text:p text:style-name="P109"><text:s text:c="6"/>&lt;td&gt;diploma behaald&lt;/td&gt;</text:p>
      <text:p text:style-name="P110"><text:s text:c="4"/>&lt;/tr&gt;</text:p>
      <text:p text:style-name="P111"><text:s text:c="4"/>&lt;tr align="center"&gt;</text:p>
      <text:p text:style-name="P112"><text:s text:c="6"/>&lt;td&gt;Laboratoriumschool te Sittard (kmbo)&lt;/td&gt;</text:p>
      <text:p text:style-name="P113"><text:s text:c="6"/>&lt;td&gt;van 1983 tot 1986&lt;/td&gt;</text:p>
      <text:p text:style-name="P114"><text:s text:c="6"/>&lt;td&gt;diploma niet behaald&lt;/td&gt;</text:p>
      <text:p text:style-name="P115"><text:s text:c="4"/>&lt;/tr&gt;</text:p>
      <text:p text:style-name="P116"><text:s text:c="4"/>&lt;tr<text:s/>align="center"&gt;</text:p>
      <text:p text:style-name="P117"><text:s text:c="6"/>&lt;td&gt;C(T)VV te Blerick, opleiding installatie GAWALO&lt;/td&gt;</text:p>
      <text:p text:style-name="P118"><text:s text:c="6"/>&lt;td&gt;van 1988 tot 1992, deeltijdopleiding&lt;/td&gt;</text:p>
      <text:p text:style-name="P119"><text:s text:c="6"/>&lt;td&gt;diploma behaald&lt;/td&gt;</text:p>
      <text:p text:style-name="P120"><text:s text:c="4"/>&lt;/tr&gt;</text:p>
      <text:p text:style-name="P121"><text:s text:c="4"/>&lt;tr align="center"&gt;</text:p>
      <text:p text:style-name="P122"><text:s text:c="6"/>&lt;td&gt;middenstandsdiploma&lt;/td&gt;</text:p>
      <text:p text:style-name="P123"><text:s text:c="6"/>&lt;td&gt;Gilde-opleiding te Roermond&lt;/td&gt;</text:p>
      <text:p text:style-name="P124"><text:s text:c="6"/>&lt;td&gt;diploma behaald in 1990&lt;/td&gt;</text:p>
      <text:p text:style-name="P125"><text:s text:c="4"/>&lt;/tr&gt;</text:p>
      <text:p text:style-name="P126"><text:s text:c="4"/>&lt;tr align="center"&gt;</text:p>
      <text:p text:style-name="P127"><text:s text:c="6"/>&lt;td&gt;heftruckcertificaat&lt;/td&gt;</text:p>
      <text:p text:style-name="P128"><text:s text:c="6"/>&lt;td&gt;EVO&lt;/td&gt;</text:p>
      <text:p text:style-name="P129"><text:s text:c="6"/>&lt;td&gt;vanaf 1992 certificaat telkens verlengt&lt;/td&gt;</text:p>
      <text:p text:style-name="P130"><text:s text:c="2"/><text:s text:c="2"/>&lt;/tr&gt;</text:p>
      <text:p text:style-name="P131"><text:s text:c="4"/>&lt;tr align="center"&gt;</text:p>
      <text:p text:style-name="P132"><text:s text:c="6"/>&lt;td colspan="3" height="15"&gt;Werkervaring&lt;/td&gt;</text:p>
      <text:p text:style-name="P133"><text:s text:c="4"/>&lt;/tr&gt;</text:p>
      <text:p text:style-name="P134"><text:s text:c="4"/>&lt;tr align="center"&gt;</text:p>
      <text:p text:style-name="P135"><text:s text:c="6"/>&lt;td&gt;bedrijf/uitzendorganisatie&lt;/td&gt;</text:p>
      <text:p text:style-name="P136"><text:s text:c="6"/>&lt;td&gt;periode&lt;/td&gt;</text:p>
      <text:p text:style-name="P137"><text:s text:c="6"/>&lt;td&gt;functie&lt;/td&gt;</text:p>
      <text:p text:style-name="P138"><text:s text:c="4"/>&lt;/tr&gt;</text:p>
      <text:p text:style-name="P139"><text:s text:c="4"/>&lt;tr align="center"&gt;</text:p>
      <text:p text:style-name="P140"><text:s text:c="6"/>&lt;td&gt;diverse uitzendbureaus&lt;/td&gt;</text:p>
      <text:p text:style-name="P141"><text:s text:c="6"/>&lt;td&gt;1986 - 1998&lt;/td&gt;</text:p>
      <text:p text:style-name="P142"><text:s text:c="6"/>&lt;td&gt;productiemedewerker/heftruckchauffeur&lt;/td&gt;</text:p>
      <text:p text:style-name="P143"><text:s text:c="4"/>&lt;/tr&gt;</text:p>
      <text:p text:style-name="P144"><text:s text:c="4"/>&lt;tr align="center"&gt;</text:p>
      <text:p text:style-name="P145"><text:s text:c="6"/>&lt;td&gt;KOMA - koeltechnische installaties&lt;/td&gt;</text:p>
      <text:p text:style-name="P146"><text:s text:c="6"/>&lt;td&gt;1998 - 2000&lt;/td&gt;</text:p>
      <text:p text:style-name="P147"><text:s text:c="6"/>&lt;td&gt;afwerken deuren koel/vriescellen&lt;/td&gt;</text:p>
      <text:soft-page-break/>
      <text:p text:style-name="P148"><text:s text:c="4"/>&lt;/tr&gt;</text:p>
      <text:p text:style-name="P149"><text:s text:c="4"/>&lt;tr align="center"&gt;</text:p>
      <text:p text:style-name="P150"><text:s text:c="6"/>&lt;td&gt;Tempo-Team-Werknet&lt;/td&gt;</text:p>
      <text:p text:style-name="P151"><text:s text:c="6"/>&lt;td&gt;2000 - 2006&lt;/td&gt;</text:p>
      <text:p text:style-name="P152"><text:s text:c="6"/>&lt;td&gt;productiemedewerker/heftruckchauffeur&lt;/td&gt;</text:p>
      <text:p text:style-name="P153"><text:s text:c="4"/>&lt;/tr&gt;</text:p>
      <text:p text:style-name="P154"><text:s text:c="4"/>&lt;tr align="center"&gt;</text:p>
      <text:p text:style-name="P155"><text:s text:c="6"/>&lt;td&gt;diverse uitzendbureaus&lt;/td&gt;</text:p>
      <text:p text:style-name="P156"><text:s text:c="6"/>&lt;td&gt;2006 -<text:s/>2012&lt;/td&gt;</text:p>
      <text:p text:style-name="P157"><text:s text:c="6"/>&lt;td&gt;gevarieerde werkzaamheden&lt;/td&gt;</text:p>
      <text:p text:style-name="P158"><text:s text:c="4"/>&lt;/tr&gt;</text:p>
      <text:p text:style-name="P159"><text:s text:c="4"/>&lt;tr align="center"&gt;</text:p>
      <text:p text:style-name="P160"><text:s text:c="6"/>&lt;td&gt;via uitzendbureau, Sekisui Roermond&lt;/td&gt;</text:p>
      <text:p text:style-name="P161"><text:s text:c="6"/>&lt;td&gt;juli 2014&lt;/td&gt;</text:p>
      <text:p text:style-name="P162"><text:s text:c="6"/>&lt;td&gt;heftruckchauffeur&lt;/td&gt;</text:p>
      <text:p text:style-name="P163"><text:s text:c="4"/>&lt;/tr&gt;</text:p>
      <text:p text:style-name="P164"><text:s text:c="4"/>&lt;tr align="center"&gt;</text:p>
      <text:p text:style-name="P165"><text:s text:c="6"/>&lt;td&gt;Vos<text:s/>Expeditie te Ittervoort&lt;/td&gt;</text:p>
      <text:p text:style-name="P166"><text:s text:c="6"/>&lt;td&gt;februari 2019 - augustus 2019&lt;/td&gt;</text:p>
      <text:p text:style-name="P167"><text:s text:c="6"/>&lt;td&gt;heftruckchauffeur&lt;/td&gt;</text:p>
      <text:p text:style-name="P168"><text:s text:c="4"/>&lt;/tr&gt;</text:p>
      <text:p text:style-name="P169"><text:s text:c="4"/>&lt;tr align="right"&gt;</text:p>
      <text:p text:style-name="P170"><text:s text:c="6"/>&lt;td style="text-align: center;"&gt;werkzoekend&lt;/td&gt;</text:p>
      <text:p text:style-name="P171"><text:s text:c="6"/>&lt;td style="text-align: center;"&gt;2019 - heden&lt;/td&gt;</text:p>
      <text:p text:style-name="P172"><text:s text:c="5"/><text:s/>&lt;td style="text-align: center;"&gt; -&lt;/td&gt;</text:p>
      <text:p text:style-name="P173"><text:s text:c="4"/>&lt;/tr&gt;</text:p>
      <text:p text:style-name="P174"><text:s text:c="2"/>&lt;/tbody&gt;</text:p>
      <text:p text:style-name="P175">&lt;/table&gt;</text:p>
      <text:p text:style-name="P176">&lt;div style="text-align: center;"&gt;</text:p>
      <text:p text:style-name="P177">&lt;footer</text:p>
      <text:p text:style-name="P178"><text:s/>style="text-align: center; background-color: yellow; margin-left: 400px; margin-right: 400px;"&gt;Bijgewerkt</text:p>
      <text:p text:style-name="P179">tot oktober<text:s/>2022&lt;/footer&gt;</text:p>
      <text:p text:style-name="P180">&lt;/div&gt;</text:p>
      <text:p text:style-name="P181">&lt;/body&gt;</text:p>
      <text:p text:style-name="P182">&lt;/html&gt;</text:p>
      <text:p text:style-name="P183"/>
      <text:p text:style-name="P184"/>
      <text:p text:style-name="P185"/>
      <text:p text:style-name="P186"><text:span text:style-name="T187">contact.html</text:span></text:p>
      <text:p text:style-name="P188"/>
      <text:p text:style-name="P189">&lt;!DOCTYPE html&gt;</text:p>
      <text:p text:style-name="P190">&lt;html&gt;</text:p>
      <text:p text:style-name="P191">&lt;head&gt;</text:p>
      <text:p text:style-name="P192"><text:s text:c="2"/>&lt;meta charset="8-utf" name="author"</text:p>
      <text:p text:style-name="P193"><text:s/>content="Pascal Jansen"&gt;</text:p>
      <text:p text:style-name="P194"><text:s text:c="2"/>&lt;title&gt;contact&lt;/title&gt;</text:p>
      <text:p text:style-name="P195"><text:s text:c="2"/>&lt;style type="text/css"&gt;</text:p>
      <text:soft-page-break/>
      <text:p text:style-name="P196">body{background-color: aqua;}</text:p>
      <text:p text:style-name="P197">{</text:p>
      <text:p text:style-name="P198">font-family: Verdana, sans-serif; font-size: 18px; color: green;</text:p>
      <text:p text:style-name="P199">width: 100%;</text:p>
      <text:p text:style-name="P200">border-radius: 4px; box-shadow: inset 2px 2px 5px green;</text:p>
      <text:p text:style-name="P201">}</text:p>
      <text:p text:style-name="P202">textarea{</text:p>
      <text:p text:style-name="P203">height: 20px;</text:p>
      <text:p text:style-name="P204">padding: 5px;</text:p>
      <text:p text:style-name="P205">}</text:p>
      <text:p text:style-name="P206">button:active{</text:p>
      <text:p text:style-name="P207"><text:s text:c="2"/>background-color: green;</text:p>
      <text:p text:style-name="P208"><text:s text:c="2"/>color: white;</text:p>
      <text:p text:style-name="P209"><text:s text:c="2"/>border-radius: 400px;</text:p>
      <text:p text:style-name="P210"><text:s text:c="2"/>box-shadow: inset 2px 2px 5px blue;</text:p>
      <text:p text:style-name="P211">}</text:p>
      <text:p text:style-name="P212"><text:s text:c="2"/>&lt;/style&gt;</text:p>
      <text:p text:style-name="P213">&lt;/head&gt;</text:p>
      <text:p text:style-name="P214">&lt;body&gt;</text:p>
      <text:p text:style-name="P215">&lt;form&gt; Contactformulier</text:p>
      <text:p text:style-name="P216"><text:s text:c="2"/>&lt;input placeholder="Voornaam" type="text"&gt;&lt;input</text:p>
      <text:p text:style-name="P217"><text:s/>placeholder="Achternaam" type="text"&gt;</text:p>
      <text:p text:style-name="P218"><text:s text:c="2"/>&lt;input placeholder="Uw e-mailadres" type="email"&gt;&lt;textarea</text:p>
      <text:p text:style-name="P219"><text:s/>type="text" placeholder="Uw boodschap"&gt; &lt;/textarea&gt;</text:p>
      <text:p text:style-name="P220"><text:s text:c="2"/>&lt;button&gt;Verzend&lt;/button&gt;</text:p>
      <text:p text:style-name="P221">&lt;/form&gt;</text:p>
      <text:p text:style-name="P222">&lt;/body&gt;</text:p>
      <text:p text:style-name="P223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scal Jansen</meta:initial-creator>
    <dc:creator>Pascal Jansen</dc:creator>
    <meta:creation-date>2022-10-30T06:18:00Z</meta:creation-date>
    <dc:date>2022-10-30T09:23:00Z</dc:date>
    <meta:template xlink:href="Normal" xlink:type="simple"/>
    <meta:editing-cycles>7</meta:editing-cycles>
    <meta:editing-duration>PT4740S</meta:editing-duration>
    <meta:document-statistic meta:page-count="5" meta:paragraph-count="10" meta:word-count="798" meta:character-count="5180" meta:row-count="36" meta:non-whitespace-character-count="4392"/>
  </office:meta>
</office:document-meta>
</file>